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90CB2E0430.png" manifest:media-type="image/png"/>
  <manifest:file-entry manifest:full-path="Pictures/100000000000015E000000C8B8D099C2.png" manifest:media-type="image/png"/>
  <manifest:file-entry manifest:full-path="Pictures/10000000000001E00000015E18E6BBA1.jpg" manifest:media-type="image/jpeg"/>
  <manifest:file-entry manifest:full-path="Pictures/10000201000001F9000000FAC71FB25B.png" manifest:media-type="image/png"/>
  <manifest:file-entry manifest:full-path="Pictures/100000000000083400000861B564FAE5.png" manifest:media-type="image/png"/>
  <manifest:file-entry manifest:full-path="Pictures/100000000000102800000B1BBF4ABA6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fo:min-height="5.08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size="28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19.245cm" svg:x="0cm" svg:y="0.921cm">
          <draw:image xlink:href="Pictures/100000000000102800000B1BBF4ABA6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9.213cm" svg:height="8.89cm" svg:x="2.286cm" svg:y="1.27cm">
          <draw:image xlink:href="Pictures/100000000000083400000861B564FAE5.png" xlink:type="simple" xlink:show="embed" xlink:actuate="onLoad">
            <text:p/>
          </draw:image>
        </draw:frame>
        <draw:frame draw:style-name="gr1" draw:text-style-name="P1" draw:layer="layout" svg:width="14.002cm" svg:height="7.112cm" svg:x="13.208cm" svg:y="1.524cm">
          <draw:image xlink:href="Pictures/10000201000001F9000000FAC71FB25B.png" xlink:type="simple" xlink:show="embed" xlink:actuate="onLoad">
            <text:p/>
          </draw:image>
        </draw:frame>
        <draw:frame draw:style-name="gr1" draw:text-style-name="P1" draw:layer="layout" svg:width="13.107cm" svg:height="9.472cm" svg:x="13.97cm" svg:y="10.34cm">
          <draw:image xlink:href="Pictures/10000000000001E00000015E18E6BBA1.jpg" xlink:type="simple" xlink:show="embed" xlink:actuate="onLoad">
            <text:p/>
          </draw:image>
        </draw:frame>
        <draw:frame draw:style-name="gr1" draw:text-style-name="P1" draw:layer="layout" svg:width="12.344cm" svg:height="7.053cm" svg:x="1.016cm" svg:y="11.489cm">
          <draw:image xlink:href="Pictures/100000000000015E000000C8B8D099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1" draw:layer="layout" svg:width="11.684cm" svg:height="16.002cm" svg:x="8.128cm" svg:y="0.508cm">
          <draw:image xlink:href="Pictures/100002010000012C00000190CB2E0430.png" xlink:type="simple" xlink:show="embed" xlink:actuate="onLoad">
            <text:p text:style-name="P1"/>
          </draw:image>
        </draw:frame>
        <draw:frame draw:style-name="gr4" draw:text-style-name="P3" draw:layer="layout" svg:width="20.634cm" svg:height="6.881cm" svg:x="3.81cm" svg:y="12.931cm">
          <draw:text-box>
            <text:p text:style-name="P3"><text:span text:style-name="T1">”</text:span><text:span text:style-name="T2">Öppen källkod eller öppen programvara, eller från engelskan </text:span><text:span text:style-name="T3">open source</text:span><text:span text:style-name="T2">, avser oftast datorprogram vars källkod inte är </text:span><text:span text:style-name="T4">proprietär</text:span><text:span text:style-name="T2"> utan är tillgänglig att använda, läsa, modifiera och vidaredistribuera för den som vill. </text:span><text:span text:style-name="T1">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2" draw:text-style-name="P4" draw:layer="layout" svg:width="25.199cm" svg:height="16.255cm" svg:x="1.4cm" svg:y="0.837cm" presentation:class="subtitle">
          <draw:text-box>
            <text:p text:style-name="P4"><text:span text:style-name="T5">Sl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8:46:26.313894735</meta:creation-date>
    <dc:date>2016-04-15T06:53:49.896601431</dc:date>
    <meta:editing-duration>PT5H42M40S</meta:editing-duration>
    <meta:editing-cycles>1</meta:editing-cycles>
    <meta:document-statistic meta:object-count="37"/>
    <meta:generator>LibreOffice/4.2.8.2$Linux_X86_64 LibreOffice_project/420m0$Build-2</meta:generator>
  </office:meta>
</office:document-meta>
</file>